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6f0" officeooo:paragraph-rsid="001bc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dgvfbmnjk,k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09:08.272351844</meta:creation-date>
    <dc:date>2019-03-18T20:10:12.462100139</dc:date>
    <meta:editing-duration>PT1M6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5.1.6.2$Linux_X86_64 LibreOffice_project/10m0$Build-2</meta:generator>
  </office:meta>
</office:document-meta>
</file>